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0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release_date</text:p>
          </table:table-cell>
          <table:table-cell/>
        </table:table-row>
        <table:table-row table:style-name="ro1">
          <table:table-cell office:value-type="string" calcext:value-type="string">
            <text:p>qgis_version_0.1.png</text:p>
          </table:table-cell>
          <table:table-cell office:value-type="string" calcext:value-type="string">
            <text:p>02/2004</text:p>
          </table:table-cell>
          <table:table-cell table:formula="of:=CONCATENATE(&quot;convert &quot;;[.A2];&quot; -background transparent -fill black -font Corsiva -pointsize 36 label:'&quot;;[.B2];&quot;' -gravity Center -append ../output-centered-label/&quot;;[.A2])" office:value-type="string" office:string-value="convert qgis_version_0.1.png -background transparent -fill black -font Corsiva -pointsize 36 label:'02/2004' -gravity Center -append ../output-centered-label/qgis_version_0.1.png" calcext:value-type="string">
            <text:p>convert qgis_version_0.1.png -background transparent -fill black -font Corsiva -pointsize 36 label:'02/2004' -gravity Center -append ../output-centered-label/qgis_version_0.1.png</text:p>
          </table:table-cell>
        </table:table-row>
        <table:table-row table:style-name="ro1">
          <table:table-cell office:value-type="string" calcext:value-type="string">
            <text:p>qgis_version_0.2.png</text:p>
          </table:table-cell>
          <table:table-cell office:value-type="string" calcext:value-type="string">
            <text:p>04/2004</text:p>
          </table:table-cell>
          <table:table-cell table:formula="of:=CONCATENATE(&quot;convert &quot;;[.A3];&quot; -background transparent -fill black -font Corsiva -pointsize 36 label:'&quot;;[.B3];&quot;' -gravity Center -append ../output-centered-label/&quot;;[.A3])" office:value-type="string" office:string-value="convert qgis_version_0.2.png -background transparent -fill black -font Corsiva -pointsize 36 label:'04/2004' -gravity Center -append ../output-centered-label/qgis_version_0.2.png" calcext:value-type="string">
            <text:p>convert qgis_version_0.2.png -background transparent -fill black -font Corsiva -pointsize 36 label:'04/2004' -gravity Center -append ../output-centered-label/qgis_version_0.2.png</text:p>
          </table:table-cell>
        </table:table-row>
        <table:table-row table:style-name="ro1">
          <table:table-cell office:value-type="string" calcext:value-type="string">
            <text:p>qgis_version_0.3.png</text:p>
          </table:table-cell>
          <table:table-cell office:value-type="string" calcext:value-type="string">
            <text:p>05/2004</text:p>
          </table:table-cell>
          <table:table-cell table:formula="of:=CONCATENATE(&quot;convert &quot;;[.A4];&quot; -background transparent -fill black -font Corsiva -pointsize 36 label:'&quot;;[.B4];&quot;' -gravity Center -append ../output-centered-label/&quot;;[.A4])" office:value-type="string" office:string-value="convert qgis_version_0.3.png -background transparent -fill black -font Corsiva -pointsize 36 label:'05/2004' -gravity Center -append ../output-centered-label/qgis_version_0.3.png" calcext:value-type="string">
            <text:p>convert qgis_version_0.3.png -background transparent -fill black -font Corsiva -pointsize 36 label:'05/2004' -gravity Center -append ../output-centered-label/qgis_version_0.3.png</text:p>
          </table:table-cell>
        </table:table-row>
        <table:table-row table:style-name="ro1">
          <table:table-cell office:value-type="string" calcext:value-type="string">
            <text:p>qgis_version_0.4.png</text:p>
          </table:table-cell>
          <table:table-cell office:value-type="string" calcext:value-type="string">
            <text:p>07/2004</text:p>
          </table:table-cell>
          <table:table-cell table:formula="of:=CONCATENATE(&quot;convert &quot;;[.A5];&quot; -background transparent -fill black -font Corsiva -pointsize 36 label:'&quot;;[.B5];&quot;' -gravity Center -append ../output-centered-label/&quot;;[.A5])" office:value-type="string" office:string-value="convert qgis_version_0.4.png -background transparent -fill black -font Corsiva -pointsize 36 label:'07/2004' -gravity Center -append ../output-centered-label/qgis_version_0.4.png" calcext:value-type="string">
            <text:p>convert qgis_version_0.4.png -background transparent -fill black -font Corsiva -pointsize 36 label:'07/2004' -gravity Center -append ../output-centered-label/qgis_version_0.4.png</text:p>
          </table:table-cell>
        </table:table-row>
        <table:table-row table:style-name="ro1">
          <table:table-cell office:value-type="string" calcext:value-type="string">
            <text:p>qgis_version_0.5.png</text:p>
          </table:table-cell>
          <table:table-cell office:value-type="string" calcext:value-type="string">
            <text:p>10/2004</text:p>
          </table:table-cell>
          <table:table-cell table:formula="of:=CONCATENATE(&quot;convert &quot;;[.A6];&quot; -background transparent -fill black -font Corsiva -pointsize 36 label:'&quot;;[.B6];&quot;' -gravity Center -append ../output-centered-label/&quot;;[.A6])" office:value-type="string" office:string-value="convert qgis_version_0.5.png -background transparent -fill black -font Corsiva -pointsize 36 label:'10/2004' -gravity Center -append ../output-centered-label/qgis_version_0.5.png" calcext:value-type="string">
            <text:p>convert qgis_version_0.5.png -background transparent -fill black -font Corsiva -pointsize 36 label:'10/2004' -gravity Center -append ../output-centered-label/qgis_version_0.5.png</text:p>
          </table:table-cell>
        </table:table-row>
        <table:table-row table:style-name="ro1">
          <table:table-cell office:value-type="string" calcext:value-type="string">
            <text:p>qgis_version_0.6.png</text:p>
          </table:table-cell>
          <table:table-cell office:value-type="string" calcext:value-type="string">
            <text:p>12/2004</text:p>
          </table:table-cell>
          <table:table-cell table:formula="of:=CONCATENATE(&quot;convert &quot;;[.A7];&quot; -background transparent -fill black -font Corsiva -pointsize 36 label:'&quot;;[.B7];&quot;' -gravity Center -append ../output-centered-label/&quot;;[.A7])" office:value-type="string" office:string-value="convert qgis_version_0.6.png -background transparent -fill black -font Corsiva -pointsize 36 label:'12/2004' -gravity Center -append ../output-centered-label/qgis_version_0.6.png" calcext:value-type="string">
            <text:p>convert qgis_version_0.6.png -background transparent -fill black -font Corsiva -pointsize 36 label:'12/2004' -gravity Center -append ../output-centered-label/qgis_version_0.6.png</text:p>
          </table:table-cell>
        </table:table-row>
        <table:table-row table:style-name="ro1">
          <table:table-cell office:value-type="string" calcext:value-type="string">
            <text:p>qgis_version_0.7.png</text:p>
          </table:table-cell>
          <table:table-cell office:value-type="string" calcext:value-type="string">
            <text:p>09/2005</text:p>
          </table:table-cell>
          <table:table-cell table:formula="of:=CONCATENATE(&quot;convert &quot;;[.A8];&quot; -background transparent -fill black -font Corsiva -pointsize 36 label:'&quot;;[.B8];&quot;' -gravity Center -append ../output-centered-label/&quot;;[.A8])" office:value-type="string" office:string-value="convert qgis_version_0.7.png -background transparent -fill black -font Corsiva -pointsize 36 label:'09/2005' -gravity Center -append ../output-centered-label/qgis_version_0.7.png" calcext:value-type="string">
            <text:p>convert qgis_version_0.7.png -background transparent -fill black -font Corsiva -pointsize 36 label:'09/2005' -gravity Center -append ../output-centered-label/qgis_version_0.7.png</text:p>
          </table:table-cell>
        </table:table-row>
        <table:table-row table:style-name="ro1">
          <table:table-cell office:value-type="string" calcext:value-type="string">
            <text:p>qgis_version_0.8.png</text:p>
          </table:table-cell>
          <table:table-cell office:value-type="string" calcext:value-type="string">
            <text:p>01/2007</text:p>
          </table:table-cell>
          <table:table-cell table:formula="of:=CONCATENATE(&quot;convert &quot;;[.A9];&quot; -background transparent -fill black -font Corsiva -pointsize 36 label:'&quot;;[.B9];&quot;' -gravity Center -append ../output-centered-label/&quot;;[.A9])" office:value-type="string" office:string-value="convert qgis_version_0.8.png -background transparent -fill black -font Corsiva -pointsize 36 label:'01/2007' -gravity Center -append ../output-centered-label/qgis_version_0.8.png" calcext:value-type="string">
            <text:p>convert qgis_version_0.8.png -background transparent -fill black -font Corsiva -pointsize 36 label:'01/2007' -gravity Center -append ../output-centered-label/qgis_version_0.8.png</text:p>
          </table:table-cell>
        </table:table-row>
        <table:table-row table:style-name="ro1">
          <table:table-cell office:value-type="string" calcext:value-type="string">
            <text:p>qgis_version_0.9.png</text:p>
          </table:table-cell>
          <table:table-cell office:value-type="string" calcext:value-type="string">
            <text:p>10/2007</text:p>
          </table:table-cell>
          <table:table-cell table:formula="of:=CONCATENATE(&quot;convert &quot;;[.A10];&quot; -background transparent -fill black -font Corsiva -pointsize 36 label:'&quot;;[.B10];&quot;' -gravity Center -append ../output-centered-label/&quot;;[.A10])" office:value-type="string" office:string-value="convert qgis_version_0.9.png -background transparent -fill black -font Corsiva -pointsize 36 label:'10/2007' -gravity Center -append ../output-centered-label/qgis_version_0.9.png" calcext:value-type="string">
            <text:p>convert qgis_version_0.9.png -background transparent -fill black -font Corsiva -pointsize 36 label:'10/2007' -gravity Center -append ../output-centered-label/qgis_version_0.9.png</text:p>
          </table:table-cell>
        </table:table-row>
        <table:table-row table:style-name="ro1">
          <table:table-cell office:value-type="string" calcext:value-type="string">
            <text:p>qgis_version_0.10.png</text:p>
          </table:table-cell>
          <table:table-cell office:value-type="string" calcext:value-type="string">
            <text:p>05/2008</text:p>
          </table:table-cell>
          <table:table-cell table:formula="of:=CONCATENATE(&quot;convert &quot;;[.A11];&quot; -background transparent -fill black -font Corsiva -pointsize 36 label:'&quot;;[.B11];&quot;' -gravity Center -append ../output-centered-label/&quot;;[.A11])" office:value-type="string" office:string-value="convert qgis_version_0.10.png -background transparent -fill black -font Corsiva -pointsize 36 label:'05/2008' -gravity Center -append ../output-centered-label/qgis_version_0.10.png" calcext:value-type="string">
            <text:p>convert qgis_version_0.10.png -background transparent -fill black -font Corsiva -pointsize 36 label:'05/2008' -gravity Center -append ../output-centered-label/qgis_version_0.10.png</text:p>
          </table:table-cell>
        </table:table-row>
        <table:table-row table:style-name="ro1">
          <table:table-cell office:value-type="string" calcext:value-type="string">
            <text:p>qgis_version_0.11.png</text:p>
          </table:table-cell>
          <table:table-cell office:value-type="string" calcext:value-type="string">
            <text:p>07/2008</text:p>
          </table:table-cell>
          <table:table-cell table:formula="of:=CONCATENATE(&quot;convert &quot;;[.A12];&quot; -background transparent -fill black -font Corsiva -pointsize 36 label:'&quot;;[.B12];&quot;' -gravity Center -append ../output-centered-label/&quot;;[.A12])" office:value-type="string" office:string-value="convert qgis_version_0.11.png -background transparent -fill black -font Corsiva -pointsize 36 label:'07/2008' -gravity Center -append ../output-centered-label/qgis_version_0.11.png" calcext:value-type="string">
            <text:p>convert qgis_version_0.11.png -background transparent -fill black -font Corsiva -pointsize 36 label:'07/2008' -gravity Center -append ../output-centered-label/qgis_version_0.11.png</text:p>
          </table:table-cell>
        </table:table-row>
        <table:table-row table:style-name="ro1">
          <table:table-cell office:value-type="string" calcext:value-type="string">
            <text:p>qgis_version_1.0.png</text:p>
          </table:table-cell>
          <table:table-cell office:value-type="string" calcext:value-type="string">
            <text:p>01/2009</text:p>
          </table:table-cell>
          <table:table-cell table:formula="of:=CONCATENATE(&quot;convert &quot;;[.A13];&quot; -background transparent -fill black -font Corsiva -pointsize 36 label:'&quot;;[.B13];&quot;' -gravity Center -append ../output-centered-label/&quot;;[.A13])" office:value-type="string" office:string-value="convert qgis_version_1.0.png -background transparent -fill black -font Corsiva -pointsize 36 label:'01/2009' -gravity Center -append ../output-centered-label/qgis_version_1.0.png" calcext:value-type="string">
            <text:p>convert qgis_version_1.0.png -background transparent -fill black -font Corsiva -pointsize 36 label:'01/2009' -gravity Center -append ../output-centered-label/qgis_version_1.0.png</text:p>
          </table:table-cell>
        </table:table-row>
        <table:table-row table:style-name="ro1">
          <table:table-cell office:value-type="string" calcext:value-type="string">
            <text:p>qgis_version_1.1.png</text:p>
          </table:table-cell>
          <table:table-cell office:value-type="string" calcext:value-type="string">
            <text:p>05/2009</text:p>
          </table:table-cell>
          <table:table-cell table:formula="of:=CONCATENATE(&quot;convert &quot;;[.A14];&quot; -background transparent -fill black -font Corsiva -pointsize 36 label:'&quot;;[.B14];&quot;' -gravity Center -append ../output-centered-label/&quot;;[.A14])" office:value-type="string" office:string-value="convert qgis_version_1.1.png -background transparent -fill black -font Corsiva -pointsize 36 label:'05/2009' -gravity Center -append ../output-centered-label/qgis_version_1.1.png" calcext:value-type="string">
            <text:p>convert qgis_version_1.1.png -background transparent -fill black -font Corsiva -pointsize 36 label:'05/2009' -gravity Center -append ../output-centered-label/qgis_version_1.1.png</text:p>
          </table:table-cell>
        </table:table-row>
        <table:table-row table:style-name="ro1">
          <table:table-cell office:value-type="string" calcext:value-type="string">
            <text:p>qgis_version_1.2.png</text:p>
          </table:table-cell>
          <table:table-cell office:value-type="string" calcext:value-type="string">
            <text:p>09/2009</text:p>
          </table:table-cell>
          <table:table-cell table:formula="of:=CONCATENATE(&quot;convert &quot;;[.A15];&quot; -background transparent -fill black -font Corsiva -pointsize 36 label:'&quot;;[.B15];&quot;' -gravity Center -append ../output-centered-label/&quot;;[.A15])" office:value-type="string" office:string-value="convert qgis_version_1.2.png -background transparent -fill black -font Corsiva -pointsize 36 label:'09/2009' -gravity Center -append ../output-centered-label/qgis_version_1.2.png" calcext:value-type="string">
            <text:p>convert qgis_version_1.2.png -background transparent -fill black -font Corsiva -pointsize 36 label:'09/2009' -gravity Center -append ../output-centered-label/qgis_version_1.2.png</text:p>
          </table:table-cell>
        </table:table-row>
        <table:table-row table:style-name="ro1">
          <table:table-cell office:value-type="string" calcext:value-type="string">
            <text:p>qgis_version_1.3.png</text:p>
          </table:table-cell>
          <table:table-cell office:value-type="string" calcext:value-type="string">
            <text:p>09/2009</text:p>
          </table:table-cell>
          <table:table-cell table:formula="of:=CONCATENATE(&quot;convert &quot;;[.A16];&quot; -background transparent -fill black -font Corsiva -pointsize 36 label:'&quot;;[.B16];&quot;' -gravity Center -append ../output-centered-label/&quot;;[.A16])" office:value-type="string" office:string-value="convert qgis_version_1.3.png -background transparent -fill black -font Corsiva -pointsize 36 label:'09/2009' -gravity Center -append ../output-centered-label/qgis_version_1.3.png" calcext:value-type="string">
            <text:p>convert qgis_version_1.3.png -background transparent -fill black -font Corsiva -pointsize 36 label:'09/2009' -gravity Center -append ../output-centered-label/qgis_version_1.3.png</text:p>
          </table:table-cell>
        </table:table-row>
        <table:table-row table:style-name="ro1">
          <table:table-cell office:value-type="string" calcext:value-type="string">
            <text:p>qgis_version_1.4.png</text:p>
          </table:table-cell>
          <table:table-cell office:value-type="string" calcext:value-type="string">
            <text:p>01/2010</text:p>
          </table:table-cell>
          <table:table-cell table:formula="of:=CONCATENATE(&quot;convert &quot;;[.A17];&quot; -background transparent -fill black -font Corsiva -pointsize 36 label:'&quot;;[.B17];&quot;' -gravity Center -append ../output-centered-label/&quot;;[.A17])" office:value-type="string" office:string-value="convert qgis_version_1.4.png -background transparent -fill black -font Corsiva -pointsize 36 label:'01/2010' -gravity Center -append ../output-centered-label/qgis_version_1.4.png" calcext:value-type="string">
            <text:p>convert qgis_version_1.4.png -background transparent -fill black -font Corsiva -pointsize 36 label:'01/2010' -gravity Center -append ../output-centered-label/qgis_version_1.4.png</text:p>
          </table:table-cell>
        </table:table-row>
        <table:table-row table:style-name="ro1">
          <table:table-cell office:value-type="string" calcext:value-type="string">
            <text:p>qgis_version_1.5.png</text:p>
          </table:table-cell>
          <table:table-cell office:value-type="string" calcext:value-type="string">
            <text:p>06/2010</text:p>
          </table:table-cell>
          <table:table-cell table:formula="of:=CONCATENATE(&quot;convert &quot;;[.A18];&quot; -background transparent -fill black -font Corsiva -pointsize 36 label:'&quot;;[.B18];&quot;' -gravity Center -append ../output-centered-label/&quot;;[.A18])" office:value-type="string" office:string-value="convert qgis_version_1.5.png -background transparent -fill black -font Corsiva -pointsize 36 label:'06/2010' -gravity Center -append ../output-centered-label/qgis_version_1.5.png" calcext:value-type="string">
            <text:p>convert qgis_version_1.5.png -background transparent -fill black -font Corsiva -pointsize 36 label:'06/2010' -gravity Center -append ../output-centered-label/qgis_version_1.5.png</text:p>
          </table:table-cell>
        </table:table-row>
        <table:table-row table:style-name="ro1">
          <table:table-cell office:value-type="string" calcext:value-type="string">
            <text:p>qgis_version_1.6.png</text:p>
          </table:table-cell>
          <table:table-cell office:value-type="string" calcext:value-type="string">
            <text:p>11/2010</text:p>
          </table:table-cell>
          <table:table-cell table:formula="of:=CONCATENATE(&quot;convert &quot;;[.A19];&quot; -background transparent -fill black -font Corsiva -pointsize 36 label:'&quot;;[.B19];&quot;' -gravity Center -append ../output-centered-label/&quot;;[.A19])" office:value-type="string" office:string-value="convert qgis_version_1.6.png -background transparent -fill black -font Corsiva -pointsize 36 label:'11/2010' -gravity Center -append ../output-centered-label/qgis_version_1.6.png" calcext:value-type="string">
            <text:p>convert qgis_version_1.6.png -background transparent -fill black -font Corsiva -pointsize 36 label:'11/2010' -gravity Center -append ../output-centered-label/qgis_version_1.6.png</text:p>
          </table:table-cell>
        </table:table-row>
        <table:table-row table:style-name="ro1">
          <table:table-cell office:value-type="string" calcext:value-type="string">
            <text:p>qgis_version_1.7.png</text:p>
          </table:table-cell>
          <table:table-cell office:value-type="string" calcext:value-type="string">
            <text:p>06/2011</text:p>
          </table:table-cell>
          <table:table-cell table:formula="of:=CONCATENATE(&quot;convert &quot;;[.A20];&quot; -background transparent -fill black -font Corsiva -pointsize 36 label:'&quot;;[.B20];&quot;' -gravity Center -append ../output-centered-label/&quot;;[.A20])" office:value-type="string" office:string-value="convert qgis_version_1.7.png -background transparent -fill black -font Corsiva -pointsize 36 label:'06/2011' -gravity Center -append ../output-centered-label/qgis_version_1.7.png" calcext:value-type="string">
            <text:p>convert qgis_version_1.7.png -background transparent -fill black -font Corsiva -pointsize 36 label:'06/2011' -gravity Center -append ../output-centered-label/qgis_version_1.7.png</text:p>
          </table:table-cell>
        </table:table-row>
        <table:table-row table:style-name="ro1">
          <table:table-cell office:value-type="string" calcext:value-type="string">
            <text:p>qgis_version_1.8.png</text:p>
          </table:table-cell>
          <table:table-cell office:value-type="string" calcext:value-type="string">
            <text:p>06/2012</text:p>
          </table:table-cell>
          <table:table-cell table:formula="of:=CONCATENATE(&quot;convert &quot;;[.A21];&quot; -background transparent -fill black -font Corsiva -pointsize 36 label:'&quot;;[.B21];&quot;' -gravity Center -append ../output-centered-label/&quot;;[.A21])" office:value-type="string" office:string-value="convert qgis_version_1.8.png -background transparent -fill black -font Corsiva -pointsize 36 label:'06/2012' -gravity Center -append ../output-centered-label/qgis_version_1.8.png" calcext:value-type="string">
            <text:p>convert qgis_version_1.8.png -background transparent -fill black -font Corsiva -pointsize 36 label:'06/2012' -gravity Center -append ../output-centered-label/qgis_version_1.8.png</text:p>
          </table:table-cell>
        </table:table-row>
        <table:table-row table:style-name="ro1">
          <table:table-cell office:value-type="string" calcext:value-type="string">
            <text:p>qgis_version_2.0.png</text:p>
          </table:table-cell>
          <table:table-cell office:value-type="string" calcext:value-type="string">
            <text:p>09/2013</text:p>
          </table:table-cell>
          <table:table-cell table:formula="of:=CONCATENATE(&quot;convert &quot;;[.A22];&quot; -background transparent -fill black -font Corsiva -pointsize 36 label:'&quot;;[.B22];&quot;' -gravity Center -append ../output-centered-label/&quot;;[.A22])" office:value-type="string" office:string-value="convert qgis_version_2.0.png -background transparent -fill black -font Corsiva -pointsize 36 label:'09/2013' -gravity Center -append ../output-centered-label/qgis_version_2.0.png" calcext:value-type="string">
            <text:p>convert qgis_version_2.0.png -background transparent -fill black -font Corsiva -pointsize 36 label:'09/2013' -gravity Center -append ../output-centered-label/qgis_version_2.0.png</text:p>
          </table:table-cell>
        </table:table-row>
        <table:table-row table:style-name="ro1">
          <table:table-cell office:value-type="string" calcext:value-type="string">
            <text:p>qgis_version_2.2.png</text:p>
          </table:table-cell>
          <table:table-cell office:value-type="string" calcext:value-type="string">
            <text:p>02/2014</text:p>
          </table:table-cell>
          <table:table-cell table:formula="of:=CONCATENATE(&quot;convert &quot;;[.A23];&quot; -background transparent -fill black -font Corsiva -pointsize 36 label:'&quot;;[.B23];&quot;' -gravity Center -append ../output-centered-label/&quot;;[.A23])" office:value-type="string" office:string-value="convert qgis_version_2.2.png -background transparent -fill black -font Corsiva -pointsize 36 label:'02/2014' -gravity Center -append ../output-centered-label/qgis_version_2.2.png" calcext:value-type="string">
            <text:p>convert qgis_version_2.2.png -background transparent -fill black -font Corsiva -pointsize 36 label:'02/2014' -gravity Center -append ../output-centered-label/qgis_version_2.2.png</text:p>
          </table:table-cell>
        </table:table-row>
        <table:table-row table:style-name="ro1">
          <table:table-cell office:value-type="string" calcext:value-type="string">
            <text:p>qgis_version_2.4.png</text:p>
          </table:table-cell>
          <table:table-cell office:value-type="string" calcext:value-type="string">
            <text:p>06/2014</text:p>
          </table:table-cell>
          <table:table-cell table:formula="of:=CONCATENATE(&quot;convert &quot;;[.A24];&quot; -background transparent -fill black -font Corsiva -pointsize 36 label:'&quot;;[.B24];&quot;' -gravity Center -append ../output-centered-label/&quot;;[.A24])" office:value-type="string" office:string-value="convert qgis_version_2.4.png -background transparent -fill black -font Corsiva -pointsize 36 label:'06/2014' -gravity Center -append ../output-centered-label/qgis_version_2.4.png" calcext:value-type="string">
            <text:p>convert qgis_version_2.4.png -background transparent -fill black -font Corsiva -pointsize 36 label:'06/2014' -gravity Center -append ../output-centered-label/qgis_version_2.4.png</text:p>
          </table:table-cell>
        </table:table-row>
        <table:table-row table:style-name="ro1">
          <table:table-cell office:value-type="string" calcext:value-type="string">
            <text:p>qgis_version_2.6.png</text:p>
          </table:table-cell>
          <table:table-cell office:value-type="string" calcext:value-type="string">
            <text:p>11/2014</text:p>
          </table:table-cell>
          <table:table-cell table:formula="of:=CONCATENATE(&quot;convert &quot;;[.A25];&quot; -background transparent -fill black -font Corsiva -pointsize 36 label:'&quot;;[.B25];&quot;' -gravity Center -append ../output-centered-label/&quot;;[.A25])" office:value-type="string" office:string-value="convert qgis_version_2.6.png -background transparent -fill black -font Corsiva -pointsize 36 label:'11/2014' -gravity Center -append ../output-centered-label/qgis_version_2.6.png" calcext:value-type="string">
            <text:p>convert qgis_version_2.6.png -background transparent -fill black -font Corsiva -pointsize 36 label:'11/2014' -gravity Center -append ../output-centered-label/qgis_version_2.6.png</text:p>
          </table:table-cell>
        </table:table-row>
        <table:table-row table:style-name="ro1">
          <table:table-cell office:value-type="string" calcext:value-type="string">
            <text:p>qgis_version_2.8.png</text:p>
          </table:table-cell>
          <table:table-cell office:value-type="string" calcext:value-type="string">
            <text:p>02/2015</text:p>
          </table:table-cell>
          <table:table-cell table:formula="of:=CONCATENATE(&quot;convert &quot;;[.A26];&quot; -background transparent -fill black -font Corsiva -pointsize 36 label:'&quot;;[.B26];&quot;' -gravity Center -append ../output-centered-label/&quot;;[.A26])" office:value-type="string" office:string-value="convert qgis_version_2.8.png -background transparent -fill black -font Corsiva -pointsize 36 label:'02/2015' -gravity Center -append ../output-centered-label/qgis_version_2.8.png" calcext:value-type="string">
            <text:p>convert qgis_version_2.8.png -background transparent -fill black -font Corsiva -pointsize 36 label:'02/2015' -gravity Center -append ../output-centered-label/qgis_version_2.8.png</text:p>
          </table:table-cell>
        </table:table-row>
        <table:table-row table:style-name="ro1">
          <table:table-cell office:value-type="string" calcext:value-type="string">
            <text:p>qgis_version_2.10.png</text:p>
          </table:table-cell>
          <table:table-cell office:value-type="string" calcext:value-type="string">
            <text:p>06/2015</text:p>
          </table:table-cell>
          <table:table-cell table:formula="of:=CONCATENATE(&quot;convert &quot;;[.A27];&quot; -background transparent -fill black -font Corsiva -pointsize 36 label:'&quot;;[.B27];&quot;' -gravity Center -append ../output-centered-label/&quot;;[.A27])" office:value-type="string" office:string-value="convert qgis_version_2.10.png -background transparent -fill black -font Corsiva -pointsize 36 label:'06/2015' -gravity Center -append ../output-centered-label/qgis_version_2.10.png" calcext:value-type="string">
            <text:p>convert qgis_version_2.10.png -background transparent -fill black -font Corsiva -pointsize 36 label:'06/2015' -gravity Center -append ../output-centered-label/qgis_version_2.10.png</text:p>
          </table:table-cell>
        </table:table-row>
        <table:table-row table:style-name="ro1">
          <table:table-cell office:value-type="string" calcext:value-type="string">
            <text:p>qgis_version_2.12.png</text:p>
          </table:table-cell>
          <table:table-cell office:value-type="string" calcext:value-type="string">
            <text:p>10/2015</text:p>
          </table:table-cell>
          <table:table-cell table:formula="of:=CONCATENATE(&quot;convert &quot;;[.A28];&quot; -background transparent -fill black -font Corsiva -pointsize 36 label:'&quot;;[.B28];&quot;' -gravity Center -append ../output-centered-label/&quot;;[.A28])" office:value-type="string" office:string-value="convert qgis_version_2.12.png -background transparent -fill black -font Corsiva -pointsize 36 label:'10/2015' -gravity Center -append ../output-centered-label/qgis_version_2.12.png" calcext:value-type="string">
            <text:p>convert qgis_version_2.12.png -background transparent -fill black -font Corsiva -pointsize 36 label:'10/2015' -gravity Center -append ../output-centered-label/qgis_version_2.12.png</text:p>
          </table:table-cell>
        </table:table-row>
        <table:table-row table:style-name="ro1">
          <table:table-cell office:value-type="string" calcext:value-type="string">
            <text:p>qgis_version_2.14.png</text:p>
          </table:table-cell>
          <table:table-cell office:value-type="string" calcext:value-type="string">
            <text:p>02/2016</text:p>
          </table:table-cell>
          <table:table-cell table:formula="of:=CONCATENATE(&quot;convert &quot;;[.A29];&quot; -background transparent -fill black -font Corsiva -pointsize 36 label:'&quot;;[.B29];&quot;' -gravity Center -append ../output-centered-label/&quot;;[.A29])" office:value-type="string" office:string-value="convert qgis_version_2.14.png -background transparent -fill black -font Corsiva -pointsize 36 label:'02/2016' -gravity Center -append ../output-centered-label/qgis_version_2.14.png" calcext:value-type="string">
            <text:p>convert qgis_version_2.14.png -background transparent -fill black -font Corsiva -pointsize 36 label:'02/2016' -gravity Center -append ../output-centered-label/qgis_version_2.14.png</text:p>
          </table:table-cell>
        </table:table-row>
        <table:table-row table:style-name="ro1">
          <table:table-cell office:value-type="string" calcext:value-type="string">
            <text:p>qgis_version_2.16.png</text:p>
          </table:table-cell>
          <table:table-cell office:value-type="string" calcext:value-type="string">
            <text:p>07/2016</text:p>
          </table:table-cell>
          <table:table-cell table:formula="of:=CONCATENATE(&quot;convert &quot;;[.A30];&quot; -background transparent -fill black -font Corsiva -pointsize 36 label:'&quot;;[.B30];&quot;' -gravity Center -append ../output-centered-label/&quot;;[.A30])" office:value-type="string" office:string-value="convert qgis_version_2.16.png -background transparent -fill black -font Corsiva -pointsize 36 label:'07/2016' -gravity Center -append ../output-centered-label/qgis_version_2.16.png" calcext:value-type="string">
            <text:p>convert qgis_version_2.16.png -background transparent -fill black -font Corsiva -pointsize 36 label:'07/2016' -gravity Center -append ../output-centered-label/qgis_version_2.16.png</text:p>
          </table:table-cell>
        </table:table-row>
        <table:table-row table:style-name="ro1">
          <table:table-cell office:value-type="string" calcext:value-type="string">
            <text:p>qgis_version_2.18.png</text:p>
          </table:table-cell>
          <table:table-cell office:value-type="string" calcext:value-type="string">
            <text:p>10/2016</text:p>
          </table:table-cell>
          <table:table-cell table:formula="of:=CONCATENATE(&quot;convert &quot;;[.A31];&quot; -background transparent -fill black -font Corsiva -pointsize 36 label:'&quot;;[.B31];&quot;' -gravity Center -append ../output-centered-label/&quot;;[.A31])" office:value-type="string" office:string-value="convert qgis_version_2.18.png -background transparent -fill black -font Corsiva -pointsize 36 label:'10/2016' -gravity Center -append ../output-centered-label/qgis_version_2.18.png" calcext:value-type="string">
            <text:p>convert qgis_version_2.18.png -background transparent -fill black -font Corsiva -pointsize 36 label:'10/2016' -gravity Center -append ../output-centered-label/qgis_version_2.18.png</text:p>
          </table:table-cell>
        </table:table-row>
        <table:table-row table:style-name="ro1">
          <table:table-cell office:value-type="string" calcext:value-type="string">
            <text:p>qgis_version_3.0.png</text:p>
          </table:table-cell>
          <table:table-cell office:value-type="string" calcext:value-type="string">
            <text:p>02/2018</text:p>
          </table:table-cell>
          <table:table-cell table:formula="of:=CONCATENATE(&quot;convert &quot;;[.A32];&quot; -background transparent -fill black -font Corsiva -pointsize 36 label:'&quot;;[.B32];&quot;' -gravity Center -append ../output-centered-label/&quot;;[.A32])" office:value-type="string" office:string-value="convert qgis_version_3.0.png -background transparent -fill black -font Corsiva -pointsize 36 label:'02/2018' -gravity Center -append ../output-centered-label/qgis_version_3.0.png" calcext:value-type="string">
            <text:p>convert qgis_version_3.0.png -background transparent -fill black -font Corsiva -pointsize 36 label:'02/2018' -gravity Center -append ../output-centered-label/qgis_version_3.0.png</text:p>
          </table:table-cell>
        </table:table-row>
        <table:table-row table:style-name="ro1">
          <table:table-cell office:value-type="string" calcext:value-type="string">
            <text:p>qgis_version_3.2.png</text:p>
          </table:table-cell>
          <table:table-cell office:value-type="string" calcext:value-type="string">
            <text:p>06/2018</text:p>
          </table:table-cell>
          <table:table-cell table:formula="of:=CONCATENATE(&quot;convert &quot;;[.A33];&quot; -background transparent -fill black -font Corsiva -pointsize 36 label:'&quot;;[.B33];&quot;' -gravity Center -append ../output-centered-label/&quot;;[.A33])" office:value-type="string" office:string-value="convert qgis_version_3.2.png -background transparent -fill black -font Corsiva -pointsize 36 label:'06/2018' -gravity Center -append ../output-centered-label/qgis_version_3.2.png" calcext:value-type="string">
            <text:p>convert qgis_version_3.2.png -background transparent -fill black -font Corsiva -pointsize 36 label:'06/2018' -gravity Center -append ../output-centered-label/qgis_version_3.2.png</text:p>
          </table:table-cell>
        </table:table-row>
        <table:table-row table:style-name="ro1">
          <table:table-cell office:value-type="string" calcext:value-type="string">
            <text:p>qgis_version_3.4.png</text:p>
          </table:table-cell>
          <table:table-cell office:value-type="string" calcext:value-type="string">
            <text:p>10/2018</text:p>
          </table:table-cell>
          <table:table-cell table:formula="of:=CONCATENATE(&quot;convert &quot;;[.A34];&quot; -background transparent -fill black -font Corsiva -pointsize 36 label:'&quot;;[.B34];&quot;' -gravity Center -append ../output-centered-label/&quot;;[.A34])" office:value-type="string" office:string-value="convert qgis_version_3.4.png -background transparent -fill black -font Corsiva -pointsize 36 label:'10/2018' -gravity Center -append ../output-centered-label/qgis_version_3.4.png" calcext:value-type="string">
            <text:p>convert qgis_version_3.4.png -background transparent -fill black -font Corsiva -pointsize 36 label:'10/2018' -gravity Center -append ../output-centered-label/qgis_version_3.4.png</text:p>
          </table:table-cell>
        </table:table-row>
        <table:table-row table:style-name="ro1">
          <table:table-cell office:value-type="string" calcext:value-type="string">
            <text:p>qgis_version_3.6.png</text:p>
          </table:table-cell>
          <table:table-cell office:value-type="string" calcext:value-type="string">
            <text:p>02/2019</text:p>
          </table:table-cell>
          <table:table-cell table:formula="of:=CONCATENATE(&quot;convert &quot;;[.A35];&quot; -background transparent -fill black -font Corsiva -pointsize 36 label:'&quot;;[.B35];&quot;' -gravity Center -append ../output-centered-label/&quot;;[.A35])" office:value-type="string" office:string-value="convert qgis_version_3.6.png -background transparent -fill black -font Corsiva -pointsize 36 label:'02/2019' -gravity Center -append ../output-centered-label/qgis_version_3.6.png" calcext:value-type="string">
            <text:p>convert qgis_version_3.6.png -background transparent -fill black -font Corsiva -pointsize 36 label:'02/2019' -gravity Center -append ../output-centered-label/qgis_version_3.6.png</text:p>
          </table:table-cell>
        </table:table-row>
        <table:table-row table:style-name="ro1">
          <table:table-cell office:value-type="string" calcext:value-type="string">
            <text:p>qgis_version_3.8.png</text:p>
          </table:table-cell>
          <table:table-cell office:value-type="string" calcext:value-type="string">
            <text:p>06/2019</text:p>
          </table:table-cell>
          <table:table-cell table:formula="of:=CONCATENATE(&quot;convert &quot;;[.A36];&quot; -background transparent -fill black -font Corsiva -pointsize 36 label:'&quot;;[.B36];&quot;' -gravity Center -append ../output-centered-label/&quot;;[.A36])" office:value-type="string" office:string-value="convert qgis_version_3.8.png -background transparent -fill black -font Corsiva -pointsize 36 label:'06/2019' -gravity Center -append ../output-centered-label/qgis_version_3.8.png" calcext:value-type="string">
            <text:p>convert qgis_version_3.8.png -background transparent -fill black -font Corsiva -pointsize 36 label:'06/2019' -gravity Center -append ../output-centered-label/qgis_version_3.8.png</text:p>
          </table:table-cell>
        </table:table-row>
        <table:table-row table:style-name="ro1">
          <table:table-cell office:value-type="string" calcext:value-type="string">
            <text:p>qgis_version_3.10.png</text:p>
          </table:table-cell>
          <table:table-cell office:value-type="string" calcext:value-type="string">
            <text:p>02/2020</text:p>
          </table:table-cell>
          <table:table-cell table:formula="of:=CONCATENATE(&quot;convert &quot;;[.A37];&quot; -background transparent -fill black -font Corsiva -pointsize 36 label:'&quot;;[.B37];&quot;' -gravity Center -append ../output-centered-label/&quot;;[.A37])" office:value-type="string" office:string-value="convert qgis_version_3.10.png -background transparent -fill black -font Corsiva -pointsize 36 label:'02/2020' -gravity Center -append ../output-centered-label/qgis_version_3.10.png" calcext:value-type="string">
            <text:p>convert qgis_version_3.10.png -background transparent -fill black -font Corsiva -pointsize 36 label:'02/2020' -gravity Center -append ../output-centered-label/qgis_version_3.10.p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8">00/00/0000</text:date>, <text:time style:data-style-name="N2" text:time-value="22:39:11.1926736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</meta:initial-creator>
    <meta:creation-date>2018-02-18T00:54:17.304316919</meta:creation-date>
    <dc:date>2020-02-18T22:49:05.978345375</dc:date>
    <meta:editing-duration>PT13H46M10S</meta:editing-duration>
    <meta:editing-cycles>9</meta:editing-cycles>
    <meta:generator>LibreOffice/6.0.7.3$Linux_X86_64 LibreOffice_project/00m0$Build-3</meta:generator>
    <meta:document-statistic meta:table-count="1" meta:cell-count="110" meta:object-count="0"/>
  </office:meta>
</office:document-meta>
</file>